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1" style:family="text">
      <style:text-properties style:font-name="Arial" fo:font-size="8pt" fo:font-weight="normal" text:display="none"/>
    </style:style>
    <style:style style:name="T2" style:family="text">
      <style:text-properties style:font-name="Times New Roman" fo:font-size="12pt" fo:font-weight="normal"/>
    </style:style>
    <style:style style:name="T3" style:family="text">
      <style:text-properties style:font-name="Times New Roman" fo:font-size="10pt" fo:font-weight="normal"/>
    </style:style>
    <style:style style:name="T4" style:family="text" style:parent-style-name="Hyperlink">
      <style:text-properties fo:color="#0000ff" style:text-underline-type="single" style:font-name="Times New Roman" fo:font-size="10pt" fo:font-weight="normal"/>
    </style:style>
    <style:style style:name="T5" style:family="text" style:parent-style-name="Hyperlink">
      <style:text-properties fo:color="#0000ff" style:text-underline-type="single" style:font-name="Times New Roman" fo:font-size="9pt" fo:font-weight="normal"/>
    </style:style>
    <style:style style:name="T6" style:family="text">
      <style:text-properties style:font-name="Times New Roman" fo:font-size="9pt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694in" fo:margin-bottom="0.0694in" style:writing-mode="lr"/>
      <style:text-properties style:font-name="Times New Roman" fo:font-size="12pt" fo:font-weight="normal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694in" fo:margin-bottom="0.0694in" style:writing-mode="lr"/>
      <style:text-properties style:font-name="Arial" fo:font-size="8pt" fo:font-weight="normal" text:display="none"/>
    </style:style>
    <style:style style:name="P1" style:family="paragraph">
      <style:text-properties style:font-name="Arial" fo:font-size="8pt" fo:font-weight="normal" text:display="none"/>
    </style:style>
  </office:automatic-styles>
  <office:body>
    <office:text>
      <text:p text:style-name="P1"><text:span text:style-name="T1">Top of Form 1</text:span></text:p>
      <text:p text:style-name="P2"><text:span text:style-name="T2">Web</text:span><text:span text:style-name="T3"> </text:span><text:a xlink:href="/imghp?hl=en%26tab=wi"><text:span text:style-name="T4">Images</text:span></text:a><text:span text:style-name="T3"> </text:span><text:a xlink:href="/grphp?hl=en%26tab=wg"><text:span text:style-name="T4">Groups</text:span></text:a><text:span text:style-name="T3"> </text:span><text:a xlink:href="/nwshp?hl=en%26tab=wn"><text:span text:style-name="T4">News</text:span></text:a><text:span text:style-name="T3"> </text:span><text:a xlink:href="/froogle?hl=en%26tab=wf"><text:span text:style-name="T4">Froogle</text:span></text:a><text:span text:style-name="T2"> </text:span><text:a xlink:href="/options/index.html"><text:span text:style-name="T2">more </text:span><text:span text:style-name="T4">»</text:span></text:a></text:p>
      <text:p text:style-name="P3"><text:span text:style-name="T2"><text:line-break/></text:span><text:a xlink:href="/advanced_search?hl=en"><text:span text:style-name="T5">Advanced Search</text:span></text:a><text:span text:style-name="T6"><text:line-break/></text:span><text:a xlink:href="/preferences?hl=en"><text:span text:style-name="T5">Preferences</text:span></text:a><text:span text:style-name="T6"><text:line-break/></text:span><text:a xlink:href="/language_tools?hl=en"><text:span text:style-name="T5">Language Tools</text:span></text:a><text:span text:style-name="T1">Bottom of Form 1</text:span></text:p>
      <text:p text:style-name="P2"><text:span text:style-name="T2">New!</text:span><text:span text:style-name="T3"> Need to know? Be the first to find out with </text:span><text:a xlink:href="http://www.google.com/alerts?promo=hpp-us-1"><text:span text:style-name="T4">Google Alerts</text:span></text:a><text:span text:style-name="T2">.<text:line-break/></text:span></text:p>
      <text:p text:style-name="P2"><text:span text:style-name="T2"><text:line-break/></text:span><text:a xlink:href="/ads/"><text:span text:style-name="T4">Advertising Programs</text:span></text:a><text:span text:style-name="T3"> - </text:span><text:a xlink:href="/services/"><text:span text:style-name="T4">Business Solutions</text:span></text:a><text:span text:style-name="T3"> - </text:span><text:a xlink:href="/about.html"><text:span text:style-name="T4">About Google</text:span></text:a><text:span text:style-name="T2"> </text:span></text:p>
      <text:p text:style-name="P2"><text:span text:style-name="T2">©2004 Google - Searching 4,285,199,774 web page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styles>
    <style:style style:name="Variable" style:family="text">
      <style:paragraph-properties fo:line-height="100%"/>
    </style:style>
    <style:style style:name="Comment" style:family="text">
      <style:paragraph-properties fo:line-height="100%"/>
    </style:style>
    <style:style style:name="Typewriter" style:family="text">
      <style:paragraph-properties fo:line-height="100%"/>
      <style:text-properties style:font-name="Courier New" fo:font-size="10pt"/>
    </style:style>
    <style:style style:name="CODE" style:family="text">
      <style:paragraph-properties fo:line-height="100%"/>
      <style:text-properties style:font-name="Courier New" fo:font-size="10pt"/>
    </style:style>
    <style:style style:name="Strong" style:family="text">
      <style:paragraph-properties fo:line-height="100%"/>
      <style:text-properties fo:font-weight="normal"/>
    </style:style>
    <style:style style:name="HTML Markup" style:family="text">
      <style:paragraph-properties fo:line-height="100%"/>
      <style:text-properties fo:color="#ff0000"/>
    </style:style>
    <style:style style:name="FollowedHyperlink" style:family="text">
      <style:paragraph-properties fo:line-height="100%"/>
      <style:text-properties fo:color="#800080"/>
    </style:style>
    <style:style style:name="Sample" style:family="text">
      <style:paragraph-properties fo:line-height="100%"/>
      <style:text-properties style:font-name="Courier New"/>
    </style:style>
    <style:style style:name="Emphasis" style:family="text">
      <style:paragraph-properties fo:line-height="100%"/>
    </style:style>
    <style:style style:name="CITE" style:family="text">
      <style:paragraph-properties fo:line-height="100%"/>
    </style:style>
    <style:style style:name="Keyboard" style:family="text">
      <style:paragraph-properties fo:line-height="100%"/>
      <style:text-properties style:font-name="Courier New" fo:font-size="10pt" fo:font-weight="normal"/>
    </style:style>
    <style:style style:name="Hyperlink" style:family="text">
      <style:paragraph-properties fo:line-height="100%"/>
      <style:text-properties fo:color="#0000ff"/>
    </style:style>
    <style:style style:name="Definition" style:family="text">
      <style:paragraph-properties fo:line-height="100%"/>
    </style:style>
    <style:style style:name="z-Top of Form" style:family="paragraph" style:next-style-name="Normal">
      <style:paragraph-properties fo:line-height="100%"/>
      <style:text-properties style:font-name="Arial" fo:font-size="8pt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.0694in" fo:margin-bottom="0.0694in" style:writing-mode="lr"/>
      <style:text-properties fo:color="#000000" style:font-name="Times New Roman" fo:font-size="12pt" fo:font-weight="normal" fo:background-color="transparent"/>
    </style:style>
    <style:style style:name="Definition Term" style:family="paragraph" style:parent-style-name="Normal" style:next-style-name="Definition List">
      <style:paragraph-properties fo:line-height="100%"/>
    </style:style>
    <style:style style:name="H1" style:family="paragraph" style:parent-style-name="Normal" style:next-style-name="Normal">
      <style:paragraph-properties fo:line-height="100%" fo:margin-top="0.0694in" fo:margin-bottom="0.0694in"/>
      <style:text-properties fo:font-size="24pt" fo:font-weight="normal"/>
    </style:style>
    <style:style style:name="H3" style:family="paragraph" style:parent-style-name="Normal" style:next-style-name="Normal">
      <style:paragraph-properties fo:line-height="100%" fo:margin-top="0.0694in" fo:margin-bottom="0.0694in"/>
      <style:text-properties fo:font-size="14pt" fo:font-weight="normal"/>
    </style:style>
    <style:style style:name="Address" style:family="paragraph" style:parent-style-name="Normal" style:next-style-name="Normal">
      <style:paragraph-properties fo:line-height="100%"/>
    </style:style>
    <style:style style:name="z-Bottom of Form" style:family="paragraph" style:next-style-name="Normal">
      <style:paragraph-properties fo:line-height="100%"/>
      <style:text-properties style:font-name="Arial" fo:font-size="8pt"/>
    </style:style>
    <style:style style:name="Preformatted" style:family="paragraph" style:parent-style-name="Normal">
      <style:paragraph-properties fo:line-height="100%" fo:margin-top="0.0000in" fo:margin-bottom="0.0000in"/>
      <style:text-properties style:font-name="Courier New" fo:font-size="10pt"/>
    </style:style>
    <style:style style:name="H2" style:family="paragraph" style:parent-style-name="Normal" style:next-style-name="Normal">
      <style:paragraph-properties fo:line-height="100%" fo:margin-top="0.0694in" fo:margin-bottom="0.0694in"/>
      <style:text-properties fo:font-size="18pt" fo:font-weight="normal"/>
    </style:style>
    <style:style style:name="Blockquote" style:family="paragraph" style:parent-style-name="Normal">
      <style:paragraph-properties fo:line-height="100%" fo:margin-left="0.2500in" fo:margin-right="0.2500in" fo:margin-top="0.0694in" fo:margin-bottom="0.0694in"/>
    </style:style>
    <style:style style:name="H4" style:family="paragraph" style:parent-style-name="Normal" style:next-style-name="Normal">
      <style:paragraph-properties fo:line-height="100%" fo:margin-top="0.0694in" fo:margin-bottom="0.0694in"/>
      <style:text-properties fo:font-size="12pt" fo:font-weight="normal"/>
    </style:style>
    <style:style style:name="H5" style:family="paragraph" style:parent-style-name="Normal" style:next-style-name="Normal">
      <style:paragraph-properties fo:line-height="100%" fo:margin-top="0.0694in" fo:margin-bottom="0.0694in"/>
      <style:text-properties fo:font-size="10pt" fo:font-weight="normal"/>
    </style:style>
    <style:style style:name="H6" style:family="paragraph" style:parent-style-name="Normal" style:next-style-name="Normal">
      <style:paragraph-properties fo:line-height="100%" fo:margin-top="0.0694in" fo:margin-bottom="0.0694in"/>
      <style:text-properties fo:font-size="8pt" fo:font-weight="normal"/>
    </style:style>
    <style:style style:name="Definition List" style:family="paragraph" style:parent-style-name="Normal" style:next-style-name="Definition Term">
      <style:paragraph-properties fo:line-height="100%" fo:margin-left="0.2500in"/>
    </style:style>
  </office:styles>
  <office:automatic-styles>
    <style:page-layout style:name="Standard">
      <style:page-layout-properties fo:page-width="8.500000in" fo:page-height="11.000000in" style:print-orientation="portrait" fo:margin-top="1.000000in" fo:margin-bottom="1.000000in" fo:margin-left="1.000000in" fo:margin-right="1.00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